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1E2F9D18F2A8094A.png" manifest:media-type="image/png"/>
  <manifest:file-entry manifest:full-path="Pictures/100000010000078000000438E8BF20D072C38817.png" manifest:media-type="image/png"/>
  <manifest:file-entry manifest:full-path="Pictures/100000010000078000000438ACC103486B17466A.png" manifest:media-type="image/png"/>
  <manifest:file-entry manifest:full-path="Pictures/100000010000078000000438F5D1D41CFE78C80C.png" manifest:media-type="image/png"/>
  <manifest:file-entry manifest:full-path="Pictures/100000010000078000000438E53ADD1437685212.png" manifest:media-type="image/png"/>
  <manifest:file-entry manifest:full-path="Pictures/1000000100000780000004389228AAC43CE75D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17cm" svg:height="9.562cm" draw:z-index="0"><draw:image xlink:href="Pictures/1000000100000780000004389228AAC43CE75D29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" text:anchor-type="char" svg:width="17cm" svg:height="9.562cm" draw:z-index="1"><draw:image xlink:href="Pictures/100000010000078000000438E53ADD14376852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char" svg:width="17cm" svg:height="9.562cm" draw:z-index="2"><draw:image xlink:href="Pictures/100000010000078000000438F5D1D41CFE78C8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4" text:anchor-type="char" svg:width="17cm" svg:height="9.562cm" draw:z-index="3"><draw:image xlink:href="Pictures/100000010000078000000438ACC103486B17466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5" text:anchor-type="char" svg:width="17cm" svg:height="9.562cm" draw:z-index="4"><draw:image xlink:href="Pictures/100000010000078000000438E8BF20D072C3881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width="17cm" svg:height="9.562cm" draw:z-index="5"><draw:image xlink:href="Pictures/1000000100000780000004381E2F9D18F2A8094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1:29:03.858259526</meta:creation-date>
    <dc:date>2023-11-26T22:01:50.599010298</dc:date>
    <meta:editing-duration>PT32M46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5" meta:paragraph-count="0" meta:word-count="0" meta:character-count="0" meta:non-whitespace-character-count="0"/>
  </office:meta>
</office:document-meta>
</file>